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Times New Roman" svg:font-family="'Times New Roman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 style:data-style-name="N2">
      <style:table-cell-properties style:rotation-align="none"/>
    </style:style>
    <style:style style:name="ce5" style:family="table-cell" style:parent-style-name="Default" style:data-style-name="N121">
      <style:table-cell-properties style:rotation-align="none"/>
    </style:style>
    <style:style style:name="ce6" style:family="table-cell" style:parent-style-name="Excel_20_Built-in_20_Comma" style:data-style-name="N12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</style:style>
    <style:style style:name="ce9" style:family="table-cell" style:parent-style-name="Default">
      <style:table-cell-properties fo:background-color="#b9cde5" style:rotation-align="none"/>
    </style:style>
    <style:style style:name="ce10" style:family="table-cell" style:parent-style-name="Default">
      <style:table-cell-properties fo:background-color="#ccc1da" style:rotation-align="none"/>
    </style:style>
    <style:style style:name="ce11" style:family="table-cell" style:parent-style-name="Default" style:data-style-name="N1">
      <style:table-cell-properties style:rotation-align="none"/>
    </style:style>
    <style:style style:name="ta_extref" style:family="table">
      <style:table-properties table:display="false"/>
    </style:style>
  </office:automatic-styles>
  <office:body>
    <office:spreadsheet>
      <table:calculation-settings table:automatic-find-labels="false" table:use-regular-expressions="false" table:use-wildcards="true"/>
      <table:table table:name="extractions" table:style-name="ta1">
        <table:table-column table:style-name="co1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column table:style-name="co1" table:default-cell-style-name="ce4"/>
        <table:table-column table:style-name="co1" table:number-columns-repeated="9" table:default-cell-style-name="ce5"/>
        <table:table-column table:style-name="co1" table:default-cell-style-name="ce6"/>
        <table:table-column table:style-name="co1" table:default-cell-style-name="ce4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sample ID</text:p>
          </table:table-cell>
          <table:table-cell table:style-name="Default" office:value-type="string" calcext:value-type="string">
            <text:p>Field</text:p>
          </table:table-cell>
          <table:table-cell table:style-name="Default" office:value-type="string" calcext:value-type="string">
            <text:p>Trench</text:p>
          </table:table-cell>
          <table:table-cell office:value-type="string" calcext:value-type="string">
            <text:p>sample</text:p>
          </table:table-cell>
          <table:table-cell table:style-name="Default" office:value-type="string" calcext:value-type="string">
            <text:p>sediment</text:p>
          </table:table-cell>
          <table:table-cell table:style-name="Default" office:value-type="string" calcext:value-type="string">
            <text:p>tube</text:p>
          </table:table-cell>
          <table:table-cell table:style-name="Default" office:value-type="string" calcext:value-type="string">
            <text:p>tube + AIF</text:p>
          </table:table-cell>
          <table:table-cell table:style-name="Default" office:value-type="string" calcext:value-type="string">
            <text:p>AIF</text:p>
          </table:table-cell>
          <table:table-cell table:style-name="Default" office:value-type="string" calcext:value-type="string">
            <text:p>vial</text:p>
          </table:table-cell>
          <table:table-cell table:style-name="Default" office:value-type="string" calcext:value-type="string">
            <text:p>vial + silicates</text:p>
          </table:table-cell>
          <table:table-cell table:style-name="Default" office:value-type="string" calcext:value-type="string">
            <text:p>silicates</text:p>
          </table:table-cell>
          <table:table-cell table:style-name="Default" office:value-type="string" calcext:value-type="string">
            <text:p>slide</text:p>
          </table:table-cell>
          <table:table-cell table:style-name="Default" office:value-type="string" calcext:value-type="string">
            <text:p>slide + phy</text:p>
          </table:table-cell>
          <table:table-cell table:style-name="Default" office:value-type="string" calcext:value-type="string">
            <text:p>phytoliths</text:p>
          </table:table-cell>
          <table:table-cell table:style-name="Default" office:value-type="string" calcext:value-type="string">
            <text:p>concentration</text:p>
          </table:table-cell>
          <table:table-cell table:style-name="ce7" office:value-type="string" calcext:value-type="string">
            <text:p>pH</text:p>
          </table:table-cell>
          <table:table-cell table:style-name="ce7" office:value-type="string" calcext:value-type="string">
            <text:p>ºC</text:p>
          </table:table-cell>
          <table:table-cell table:style-name="ce7" office:value-type="string" calcext:value-type="string">
            <text:p>µS</text:p>
          </table:table-cell>
        </table:table-row>
        <table:table-row table:style-name="ro1">
          <table:table-cell office:value-type="string" calcext:value-type="string">
            <text:p>RFA1-T1-S1</text:p>
          </table:table-cell>
          <table:table-cell table:style-name="ce2" office:value-type="string" calcext:value-type="string" table:number-columns-spanned="1" table:number-rows-spanned="4">
            <text:p>RFA1</text:p>
          </table:table-cell>
          <table:table-cell table:style-name="ce2" office:value-type="float" office:value="1" calcext:value-type="float" table:number-columns-spanned="1" table:number-rows-spanned="4">
            <text:p>1</text:p>
          </table:table-cell>
          <table:table-cell office:value-type="string" calcext:value-type="string">
            <text:p>outside</text:p>
          </table:table-cell>
          <table:table-cell office:value-type="float" office:value="8.07" calcext:value-type="float">
            <text:p>8.07</text:p>
          </table:table-cell>
          <table:table-cell office:value-type="float" office:value="12.652" calcext:value-type="float">
            <text:p>12.6520</text:p>
          </table:table-cell>
          <table:table-cell office:value-type="float" office:value="17.4389" calcext:value-type="float">
            <text:p>17.4389</text:p>
          </table:table-cell>
          <table:table-cell table:formula="of:=[.G2]-[.F2]" office:value-type="float" office:value="4.7869" calcext:value-type="float">
            <text:p>4.7869</text:p>
          </table:table-cell>
          <table:table-cell office:value-type="float" office:value="8.5191" calcext:value-type="float">
            <text:p>8.5191</text:p>
          </table:table-cell>
          <table:table-cell office:value-type="float" office:value="8.532" calcext:value-type="float">
            <text:p>8.5320</text:p>
          </table:table-cell>
          <table:table-cell table:formula="of:=[.J2]-[.I2]" office:value-type="float" office:value="0.0129000000000001" calcext:value-type="float">
            <text:p>0.0129</text:p>
          </table:table-cell>
          <table:table-cell office:value-type="float" office:value="5.1828" calcext:value-type="float">
            <text:p>5.1828</text:p>
          </table:table-cell>
          <table:table-cell office:value-type="float" office:value="5.1841" calcext:value-type="float">
            <text:p>5.1841</text:p>
          </table:table-cell>
          <table:table-cell table:formula="of:=[.M2]-[.L2]" office:value-type="float" office:value="0.00129999999999963" calcext:value-type="float">
            <text:p>0.0013</text:p>
          </table:table-cell>
          <table:table-cell office:value-type="float" office:value="32427.4707700401" calcext:value-type="float">
            <text:p><text:s/>32,427 </text:p>
          </table:table-cell>
          <table:table-cell office:value-type="float" office:value="6.6" calcext:value-type="float">
            <text:p>6.60</text:p>
          </table:table-cell>
          <table:table-cell office:value-type="float" office:value="18.6" calcext:value-type="float">
            <text:p>18.6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RFA1-T1-S2</text:p>
          </table:table-cell>
          <table:covered-table-cell table:number-columns-repeated="2"/>
          <table:table-cell office:value-type="string" calcext:value-type="string">
            <text:p>outside</text:p>
          </table:table-cell>
          <table:table-cell office:value-type="float" office:value="7.29" calcext:value-type="float">
            <text:p>7.29</text:p>
          </table:table-cell>
          <table:table-cell office:value-type="float" office:value="12.6913" calcext:value-type="float">
            <text:p>12.6913</text:p>
          </table:table-cell>
          <table:table-cell office:value-type="float" office:value="17.0037" calcext:value-type="float">
            <text:p>17.0037</text:p>
          </table:table-cell>
          <table:table-cell table:formula="of:=[.G3]-[.F3]" office:value-type="float" office:value="4.3124" calcext:value-type="float">
            <text:p>4.3124</text:p>
          </table:table-cell>
          <table:table-cell office:value-type="float" office:value="8.5102" calcext:value-type="float">
            <text:p>8.5102</text:p>
          </table:table-cell>
          <table:table-cell office:value-type="float" office:value="8.5274" calcext:value-type="float">
            <text:p>8.5274</text:p>
          </table:table-cell>
          <table:table-cell table:formula="of:=[.J3]-[.I3]" office:value-type="float" office:value="0.0172000000000008" calcext:value-type="float">
            <text:p>0.0172</text:p>
          </table:table-cell>
          <table:table-cell office:value-type="float" office:value="5.105" calcext:value-type="float">
            <text:p>5.1050</text:p>
          </table:table-cell>
          <table:table-cell office:value-type="float" office:value="5.1058" calcext:value-type="float">
            <text:p>5.1058</text:p>
          </table:table-cell>
          <table:table-cell table:formula="of:=[.M3]-[.L3]" office:value-type="float" office:value="0.000799999999999912" calcext:value-type="float">
            <text:p>0.0008</text:p>
          </table:table-cell>
          <table:table-cell office:value-type="float" office:value="79389.2118164109" calcext:value-type="float">
            <text:p><text:s/>79,389 </text:p>
          </table:table-cell>
          <table:table-cell office:value-type="float" office:value="6.39" calcext:value-type="float">
            <text:p>6.39</text:p>
          </table:table-cell>
          <table:table-cell office:value-type="float" office:value="18.6" calcext:value-type="float">
            <text:p>18.6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string" calcext:value-type="string">
            <text:p>RFA1-T1-S3</text:p>
          </table:table-cell>
          <table:covered-table-cell table:number-columns-repeated="2"/>
          <table:table-cell office:value-type="string" calcext:value-type="string">
            <text:p>inside</text:p>
          </table:table-cell>
          <table:table-cell office:value-type="float" office:value="8.01" calcext:value-type="float">
            <text:p>8.01</text:p>
          </table:table-cell>
          <table:table-cell office:value-type="float" office:value="12.6051" calcext:value-type="float">
            <text:p>12.6051</text:p>
          </table:table-cell>
          <table:table-cell office:value-type="float" office:value="18.414" calcext:value-type="float">
            <text:p>18.4140</text:p>
          </table:table-cell>
          <table:table-cell table:formula="of:=[.G4]-[.F4]" office:value-type="float" office:value="5.8089" calcext:value-type="float">
            <text:p>5.8089</text:p>
          </table:table-cell>
          <table:table-cell office:value-type="float" office:value="8.5228" calcext:value-type="float">
            <text:p>8.5228</text:p>
          </table:table-cell>
          <table:table-cell office:value-type="float" office:value="8.5502" calcext:value-type="float">
            <text:p>8.5502</text:p>
          </table:table-cell>
          <table:table-cell table:formula="of:=[.J4]-[.I4]" office:value-type="float" office:value="0.0274000000000001" calcext:value-type="float">
            <text:p>0.0274</text:p>
          </table:table-cell>
          <table:table-cell office:value-type="float" office:value="5.1376" calcext:value-type="float">
            <text:p>5.1376</text:p>
          </table:table-cell>
          <table:table-cell office:value-type="float" office:value="5.1388" calcext:value-type="float">
            <text:p>5.1388</text:p>
          </table:table-cell>
          <table:table-cell table:formula="of:=[.M4]-[.L4]" office:value-type="float" office:value="0.00119999999999987" calcext:value-type="float">
            <text:p>0.0012</text:p>
          </table:table-cell>
          <table:table-cell office:value-type="float" office:value="177931.685287539" calcext:value-type="float">
            <text:p><text:s/>177,932 </text:p>
          </table:table-cell>
          <table:table-cell office:value-type="float" office:value="6.97" calcext:value-type="float">
            <text:p>6.97</text:p>
          </table:table-cell>
          <table:table-cell office:value-type="float" office:value="18.4" calcext:value-type="float">
            <text:p>18.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RFA1-T1-S4</text:p>
          </table:table-cell>
          <table:covered-table-cell table:number-columns-repeated="2"/>
          <table:table-cell office:value-type="string" calcext:value-type="string">
            <text:p>inside</text:p>
          </table:table-cell>
          <table:table-cell office:value-type="float" office:value="7.88" calcext:value-type="float">
            <text:p>7.88</text:p>
          </table:table-cell>
          <table:table-cell office:value-type="float" office:value="12.64" calcext:value-type="float">
            <text:p>12.6400</text:p>
          </table:table-cell>
          <table:table-cell office:value-type="float" office:value="18.0906" calcext:value-type="float">
            <text:p>18.0906</text:p>
          </table:table-cell>
          <table:table-cell table:formula="of:=[.G5]-[.F5]" office:value-type="float" office:value="5.4506" calcext:value-type="float">
            <text:p>5.4506</text:p>
          </table:table-cell>
          <table:table-cell office:value-type="float" office:value="8.5888" calcext:value-type="float">
            <text:p>8.5888</text:p>
          </table:table-cell>
          <table:table-cell office:value-type="float" office:value="8.6406" calcext:value-type="float">
            <text:p>8.6406</text:p>
          </table:table-cell>
          <table:table-cell table:formula="of:=[.J5]-[.I5]" office:value-type="float" office:value="0.0517999999999983" calcext:value-type="float">
            <text:p>0.0518</text:p>
          </table:table-cell>
          <table:table-cell office:value-type="float" office:value="5.1459" calcext:value-type="float">
            <text:p>5.1459</text:p>
          </table:table-cell>
          <table:table-cell office:value-type="float" office:value="5.147" calcext:value-type="float">
            <text:p>5.1470</text:p>
          </table:table-cell>
          <table:table-cell table:formula="of:=[.M5]-[.L5]" office:value-type="float" office:value="0.0011000000000001" calcext:value-type="float">
            <text:p>0.0011</text:p>
          </table:table-cell>
          <table:table-cell office:value-type="float" office:value="150906.629869661" calcext:value-type="float">
            <text:p><text:s/>150,907 </text:p>
          </table:table-cell>
          <table:table-cell office:value-type="float" office:value="6.83" calcext:value-type="float">
            <text:p>6.83</text:p>
          </table:table-cell>
          <table:table-cell office:value-type="float" office:value="18.6" calcext:value-type="float">
            <text:p>18.6</text:p>
          </table:table-cell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string" calcext:value-type="string">
            <text:p>RFA2-T1-IN</text:p>
          </table:table-cell>
          <table:table-cell table:style-name="ce2" office:value-type="string" calcext:value-type="string" table:number-columns-spanned="1" table:number-rows-spanned="4">
            <text:p>RFA2</text:p>
          </table:table-cell>
          <table:table-cell table:style-name="ce2" office:value-type="float" office:value="1" calcext:value-type="float" table:number-columns-spanned="1" table:number-rows-spanned="2">
            <text:p>1</text:p>
          </table:table-cell>
          <table:table-cell office:value-type="string" calcext:value-type="string">
            <text:p>inside</text:p>
          </table:table-cell>
          <table:table-cell office:value-type="float" office:value="8.29" calcext:value-type="float">
            <text:p>8.29</text:p>
          </table:table-cell>
          <table:table-cell office:value-type="float" office:value="12.7095" calcext:value-type="float">
            <text:p>12.7095</text:p>
          </table:table-cell>
          <table:table-cell office:value-type="float" office:value="20.251" calcext:value-type="float">
            <text:p>20.2510</text:p>
          </table:table-cell>
          <table:table-cell table:formula="of:=[.G6]-[.F6]" office:value-type="float" office:value="7.5415" calcext:value-type="float">
            <text:p>7.5415</text:p>
          </table:table-cell>
          <table:table-cell office:value-type="float" office:value="8.519" calcext:value-type="float">
            <text:p>8.5190</text:p>
          </table:table-cell>
          <table:table-cell office:value-type="float" office:value="8.5362" calcext:value-type="float">
            <text:p>8.5362</text:p>
          </table:table-cell>
          <table:table-cell table:formula="of:=[.J6]-[.I6]" office:value-type="float" office:value="0.017199999999999" calcext:value-type="float">
            <text:p>0.0172</text:p>
          </table:table-cell>
          <table:table-cell office:value-type="float" office:value="5.0907" calcext:value-type="float">
            <text:p>5.0907</text:p>
          </table:table-cell>
          <table:table-cell office:value-type="float" office:value="5.0921" calcext:value-type="float">
            <text:p>5.0921</text:p>
          </table:table-cell>
          <table:table-cell table:formula="of:=[.M6]-[.L6]" office:value-type="float" office:value="0.00140000000000029" calcext:value-type="float">
            <text:p>0.0014</text:p>
          </table:table-cell>
          <table:table-cell office:value-type="float" office:value="592.98548034195" calcext:value-type="float">
            <text:p><text:s/>593 </text:p>
          </table:table-cell>
          <table:table-cell office:value-type="float" office:value="7.26" calcext:value-type="float">
            <text:p>7.26</text:p>
          </table:table-cell>
          <table:table-cell office:value-type="float" office:value="18.2" calcext:value-type="float">
            <text:p>18.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RFA2-T1-OUT</text:p>
          </table:table-cell>
          <table:covered-table-cell table:number-columns-repeated="2"/>
          <table:table-cell office:value-type="string" calcext:value-type="string">
            <text:p>outside</text:p>
          </table:table-cell>
          <table:table-cell office:value-type="float" office:value="8.17" calcext:value-type="float">
            <text:p>8.17</text:p>
          </table:table-cell>
          <table:table-cell office:value-type="float" office:value="12.7798" calcext:value-type="float">
            <text:p>12.7798</text:p>
          </table:table-cell>
          <table:table-cell office:value-type="float" office:value="20.2633" calcext:value-type="float">
            <text:p>20.2633</text:p>
          </table:table-cell>
          <table:table-cell table:formula="of:=[.G7]-[.F7]" office:value-type="float" office:value="7.4835" calcext:value-type="float">
            <text:p>7.4835</text:p>
          </table:table-cell>
          <table:table-cell office:value-type="float" office:value="8.4289" calcext:value-type="float">
            <text:p>8.4289</text:p>
          </table:table-cell>
          <table:table-cell office:value-type="float" office:value="8.4484" calcext:value-type="float">
            <text:p>8.4484</text:p>
          </table:table-cell>
          <table:table-cell table:formula="of:=[.J7]-[.I7]" office:value-type="float" office:value="0.019499999999999" calcext:value-type="float">
            <text:p>0.0195</text:p>
          </table:table-cell>
          <table:table-cell office:value-type="float" office:value="5.1415" calcext:value-type="float">
            <text:p>5.1415</text:p>
          </table:table-cell>
          <table:table-cell office:value-type="float" office:value="5.1428" calcext:value-type="float">
            <text:p>5.1428</text:p>
          </table:table-cell>
          <table:table-cell table:formula="of:=[.M7]-[.L7]" office:value-type="float" office:value="0.00130000000000052" calcext:value-type="float">
            <text:p>0.0013</text:p>
          </table:table-cell>
          <table:table-cell office:value-type="float" office:value="459.009821607328" calcext:value-type="float">
            <text:p><text:s/>459 </text:p>
          </table:table-cell>
          <table:table-cell office:value-type="float" office:value="7.23" calcext:value-type="float">
            <text:p>7.23</text:p>
          </table:table-cell>
          <table:table-cell office:value-type="float" office:value="18.4" calcext:value-type="float">
            <text:p>18.4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FA2-T4-TOP</text:p>
          </table:table-cell>
          <table:covered-table-cell/>
          <table:table-cell table:style-name="ce2" office:value-type="float" office:value="4" calcext:value-type="float" table:number-columns-spanned="1" table:number-rows-spanned="2">
            <text:p>4</text:p>
          </table:table-cell>
          <table:table-cell office:value-type="string" calcext:value-type="string">
            <text:p>top</text:p>
          </table:table-cell>
          <table:table-cell office:value-type="float" office:value="7.7" calcext:value-type="float">
            <text:p>7.70</text:p>
          </table:table-cell>
          <table:table-cell office:value-type="float" office:value="13.2227" calcext:value-type="float">
            <text:p>13.2227</text:p>
          </table:table-cell>
          <table:table-cell office:value-type="float" office:value="22.6059" calcext:value-type="float">
            <text:p>22.6059</text:p>
          </table:table-cell>
          <table:table-cell table:formula="of:=[.G8]-[.F8]" office:value-type="float" office:value="9.3832" calcext:value-type="float">
            <text:p>9.3832</text:p>
          </table:table-cell>
          <table:table-cell office:value-type="float" office:value="8.5986" calcext:value-type="float">
            <text:p>8.5986</text:p>
          </table:table-cell>
          <table:table-cell office:value-type="float" office:value="8.6159" calcext:value-type="float">
            <text:p>8.6159</text:p>
          </table:table-cell>
          <table:table-cell table:formula="of:=[.J8]-[.I8]" office:value-type="float" office:value="0.0173000000000005" calcext:value-type="float">
            <text:p>0.0173</text:p>
          </table:table-cell>
          <table:table-cell office:value-type="float" office:value="5.138" calcext:value-type="float">
            <text:p>5.1380</text:p>
          </table:table-cell>
          <table:table-cell office:value-type="float" office:value="5.1388" calcext:value-type="float">
            <text:p>5.1388</text:p>
          </table:table-cell>
          <table:table-cell table:formula="of:=[.M8]-[.L8]" office:value-type="float" office:value="0.000799999999999912" calcext:value-type="float">
            <text:p>0.0008</text:p>
          </table:table-cell>
          <table:table-cell office:value-type="float" office:value="507.023190382883" calcext:value-type="float">
            <text:p><text:s/>507 </text:p>
          </table:table-cell>
          <table:table-cell office:value-type="float" office:value="5.51" calcext:value-type="float">
            <text:p>5.51</text:p>
          </table:table-cell>
          <table:table-cell office:value-type="float" office:value="18.2" calcext:value-type="float">
            <text:p>18.2</text:p>
          </table:table-cell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string" calcext:value-type="string">
            <text:p>RFA2-T4-BOTTOM</text:p>
          </table:table-cell>
          <table:covered-table-cell table:number-columns-repeated="2"/>
          <table:table-cell office:value-type="string" calcext:value-type="string">
            <text:p>bottom</text:p>
          </table:table-cell>
          <table:table-cell office:value-type="float" office:value="8.08" calcext:value-type="float">
            <text:p>8.08</text:p>
          </table:table-cell>
          <table:table-cell office:value-type="float" office:value="12.7364" calcext:value-type="float">
            <text:p>12.7364</text:p>
          </table:table-cell>
          <table:table-cell office:value-type="float" office:value="19.8347" calcext:value-type="float">
            <text:p>19.8347</text:p>
          </table:table-cell>
          <table:table-cell table:formula="of:=[.G9]-[.F9]" office:value-type="float" office:value="7.0983" calcext:value-type="float">
            <text:p>7.0983</text:p>
          </table:table-cell>
          <table:table-cell office:value-type="float" office:value="8.5222" calcext:value-type="float">
            <text:p>8.5222</text:p>
          </table:table-cell>
          <table:table-cell office:value-type="float" office:value="8.5815" calcext:value-type="float">
            <text:p>8.5815</text:p>
          </table:table-cell>
          <table:table-cell table:formula="of:=[.J9]-[.I9]" office:value-type="float" office:value="0.0593000000000004" calcext:value-type="float">
            <text:p>0.0593</text:p>
          </table:table-cell>
          <table:table-cell office:value-type="float" office:value="5.131" calcext:value-type="float">
            <text:p>5.1310</text:p>
          </table:table-cell>
          <table:table-cell office:value-type="float" office:value="5.1318" calcext:value-type="float">
            <text:p>5.1318</text:p>
          </table:table-cell>
          <table:table-cell table:formula="of:=[.M9]-[.L9]" office:value-type="float" office:value="0.000799999999999912" calcext:value-type="float">
            <text:p>0.0008</text:p>
          </table:table-cell>
          <table:table-cell office:value-type="float" office:value="1399.31392023458" calcext:value-type="float">
            <text:p><text:s/>1,399 </text:p>
          </table:table-cell>
          <table:table-cell office:value-type="float" office:value="6.63" calcext:value-type="float">
            <text:p>6.63</text:p>
          </table:table-cell>
          <table:table-cell office:value-type="float" office:value="18.3" calcext:value-type="float">
            <text:p>18.3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string" calcext:value-type="string">
            <text:p>RFA4-T2-IN</text:p>
          </table:table-cell>
          <table:table-cell table:style-name="ce2" office:value-type="string" calcext:value-type="string" table:number-columns-spanned="1" table:number-rows-spanned="2">
            <text:p>RFA4</text:p>
          </table:table-cell>
          <table:table-cell table:style-name="ce2" office:value-type="float" office:value="2" calcext:value-type="float" table:number-columns-spanned="1" table:number-rows-spanned="2">
            <text:p>2</text:p>
          </table:table-cell>
          <table:table-cell office:value-type="string" calcext:value-type="string">
            <text:p>inside</text:p>
          </table:table-cell>
          <table:table-cell office:value-type="float" office:value="8.27" calcext:value-type="float">
            <text:p>8.27</text:p>
          </table:table-cell>
          <table:table-cell office:value-type="float" office:value="12.7494" calcext:value-type="float">
            <text:p>12.7494</text:p>
          </table:table-cell>
          <table:table-cell office:value-type="float" office:value="20.5073" calcext:value-type="float">
            <text:p>20.5073</text:p>
          </table:table-cell>
          <table:table-cell table:formula="of:=[.G10]-[.F10]" office:value-type="float" office:value="7.7579" calcext:value-type="float">
            <text:p>7.7579</text:p>
          </table:table-cell>
          <table:table-cell office:value-type="float" office:value="8.3425" calcext:value-type="float">
            <text:p>8.3425</text:p>
          </table:table-cell>
          <table:table-cell office:value-type="float" office:value="8.3457" calcext:value-type="float">
            <text:p>8.3457</text:p>
          </table:table-cell>
          <table:table-cell table:formula="of:=[.J10]-[.I10]" office:value-type="float" office:value="0.00320000000000142" calcext:value-type="float">
            <text:p>0.0032</text:p>
          </table:table-cell>
          <table:table-cell office:value-type="float" office:value="5.1393" calcext:value-type="float">
            <text:p>5.1393</text:p>
          </table:table-cell>
          <table:table-cell office:value-type="float" office:value="5.1403" calcext:value-type="float">
            <text:p>5.1403</text:p>
          </table:table-cell>
          <table:table-cell table:formula="of:=[.M10]-[.L10]" office:value-type="float" office:value="0.000999999999999446" calcext:value-type="float">
            <text:p>0.0010</text:p>
          </table:table-cell>
          <table:table-cell office:value-type="float" office:value="252.623949655615" calcext:value-type="float">
            <text:p><text:s/>253 </text:p>
          </table:table-cell>
          <table:table-cell office:value-type="float" office:value="6.61" calcext:value-type="float">
            <text:p>6.61</text:p>
          </table:table-cell>
          <table:table-cell office:value-type="float" office:value="18.3" calcext:value-type="float">
            <text:p>18.3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string" calcext:value-type="string">
            <text:p>RFA4-T2-OUT</text:p>
          </table:table-cell>
          <table:covered-table-cell table:number-columns-repeated="2"/>
          <table:table-cell office:value-type="string" calcext:value-type="string">
            <text:p>outside</text:p>
          </table:table-cell>
          <table:table-cell office:value-type="float" office:value="8.19" calcext:value-type="float">
            <text:p>8.19</text:p>
          </table:table-cell>
          <table:table-cell office:value-type="float" office:value="13.1792" calcext:value-type="float">
            <text:p>13.1792</text:p>
          </table:table-cell>
          <table:table-cell office:value-type="float" office:value="20.2375" calcext:value-type="float">
            <text:p>20.2375</text:p>
          </table:table-cell>
          <table:table-cell table:formula="of:=[.G11]-[.F11]" office:value-type="float" office:value="7.0583" calcext:value-type="float">
            <text:p>7.0583</text:p>
          </table:table-cell>
          <table:table-cell office:value-type="float" office:value="8.5221" calcext:value-type="float">
            <text:p>8.5221</text:p>
          </table:table-cell>
          <table:table-cell office:value-type="float" office:value="8.5729" calcext:value-type="float">
            <text:p>8.5729</text:p>
          </table:table-cell>
          <table:table-cell table:formula="of:=[.J11]-[.I11]" office:value-type="float" office:value="0.0508000000000006" calcext:value-type="float">
            <text:p>0.0508</text:p>
          </table:table-cell>
          <table:table-cell office:value-type="float" office:value="5.0785" calcext:value-type="float">
            <text:p>5.0785</text:p>
          </table:table-cell>
          <table:table-cell office:value-type="float" office:value="5.0795" calcext:value-type="float">
            <text:p>5.0795</text:p>
          </table:table-cell>
          <table:table-cell table:formula="of:=[.M11]-[.L11]" office:value-type="float" office:value="0.00100000000000033" calcext:value-type="float">
            <text:p>0.0010</text:p>
          </table:table-cell>
          <table:table-cell office:value-type="float" office:value="1576.18690052795" calcext:value-type="float">
            <text:p><text:s/>1,576 </text:p>
          </table:table-cell>
          <table:table-cell office:value-type="float" office:value="6.46" calcext:value-type="float">
            <text:p>6.46</text:p>
          </table:table-cell>
          <table:table-cell office:value-type="float" office:value="18.2" calcext:value-type="float">
            <text:p>18.2</text:p>
          </table:table-cell>
          <table:table-cell office:value-type="float" office:value="49" calcext:value-type="float">
            <text:p>49</text:p>
          </table:table-cell>
        </table:table-row>
      </table:table>
      <table:table table:name="ID" table:style-name="ta1">
        <table:table-column table:style-name="co1" table:number-columns-repeated="12" table:default-cell-style-name="Default"/>
        <table:table-row table:style-name="ro2" table:number-rows-repeated="2">
          <table:table-cell table:number-columns-repeated="12"/>
        </table:table-row>
        <table:table-row table:style-name="ro2">
          <table:table-cell table:number-columns-repeated="2"/>
          <table:table-cell office:value-type="string" calcext:value-type="string">
            <text:p>RFA1-T1-S1</text:p>
          </table:table-cell>
          <table:table-cell office:value-type="string" calcext:value-type="string">
            <text:p>RFA1-T1-S2</text:p>
          </table:table-cell>
          <table:table-cell office:value-type="string" calcext:value-type="string">
            <text:p>RFA1-T1-S3</text:p>
          </table:table-cell>
          <table:table-cell office:value-type="string" calcext:value-type="string">
            <text:p>RFA1-T1-S4</text:p>
          </table:table-cell>
          <table:table-cell office:value-type="string" calcext:value-type="string">
            <text:p>RFA2-T1-IN</text:p>
          </table:table-cell>
          <table:table-cell office:value-type="string" calcext:value-type="string">
            <text:p>RFA2-T1-OUT</text:p>
          </table:table-cell>
          <table:table-cell office:value-type="string" calcext:value-type="string">
            <text:p>RFA2-T4-TOP</text:p>
          </table:table-cell>
          <table:table-cell office:value-type="string" calcext:value-type="string">
            <text:p>RFA2-T4-BOTTOM</text:p>
          </table:table-cell>
          <table:table-cell office:value-type="string" calcext:value-type="string">
            <text:p>RFA4-T2-IN</text:p>
          </table:table-cell>
          <table:table-cell office:value-type="string" calcext:value-type="string">
            <text:p>RFA4-T2-OUT</text:p>
          </table:table-cell>
        </table:table-row>
        <table:table-row table:style-name="ro2">
          <table:table-cell/>
          <table:table-cell office:value-type="string" calcext:value-type="string">
            <text:p>Elongate psilate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office:value-type="float" office:value="33" calcext:value-type="float">
            <text:p>33</text:p>
          </table:table-cell>
          <table:table-cell office:value-type="float" office:value="37" calcext:value-type="float">
            <text:p>37</text:p>
          </table:table-cell>
          <table:table-cell office:value-type="float" office:value="19" calcext:value-type="float">
            <text:p>19</text:p>
          </table:table-cell>
          <table:table-cell office:value-type="float" office:value="28" calcext:value-type="float">
            <text:p>28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</table:table-row>
        <table:table-row table:style-name="ro2">
          <table:table-cell/>
          <table:table-cell office:value-type="string" calcext:value-type="string">
            <text:p>Elongate echinates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Elongate half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Elongate irregular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string" calcext:value-type="string">
            <text:p>Saddle 1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string" calcext:value-type="string">
            <text:p>Saddle 2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Saddle 3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Bilobare short</text:p>
          </table:table-cell>
          <table:table-cell office:value-type="float" office:value="25" calcext:value-type="float">
            <text:p>25</text:p>
          </table:table-cell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Bilobate long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/>
          <table:table-cell office:value-type="string" calcext:value-type="string">
            <text:p>Trapeziform</text:p>
          </table:table-cell>
          <table:table-cell office:value-type="float" office:value="7" calcext:value-type="float">
            <text:p>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8" calcext:value-type="float">
            <text:p>28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/>
          <table:table-cell office:value-type="string" calcext:value-type="string">
            <text:p>Trapeziform elongated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</table:table-row>
        <table:table-row table:style-name="ro2">
          <table:table-cell/>
          <table:table-cell office:value-type="string" calcext:value-type="string">
            <text:p>Rondel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string" calcext:value-type="string">
            <text:p>Bulliform parallelelpipedal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7" calcext:value-type="float">
            <text:p>57</text:p>
          </table:table-cell>
          <table:table-cell office:value-type="float" office:value="51" calcext:value-type="float">
            <text:p>51</text:p>
          </table:table-cell>
          <table:table-cell office:value-type="float" office:value="24" calcext:value-type="float">
            <text:p>24</text:p>
          </table:table-cell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/>
          <table:table-cell office:value-type="string" calcext:value-type="string">
            <text:p>Bulliform 'fanshaped'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</table:table-row>
        <table:table-row table:style-name="ro2">
          <table:table-cell/>
          <table:table-cell office:value-type="string" calcext:value-type="string">
            <text:p>Bulliform 'axeshaped'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/>
          <table:table-cell office:value-type="string" calcext:value-type="string">
            <text:p>Bulliform ovoid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2">
          <table:table-cell table:number-columns-repeated="2"/>
          <table:table-cell table:formula="of:=SUM([.C18:.C21])" office:value-type="float" office:value="20" calcext:value-type="float">
            <text:p>20</text:p>
          </table:table-cell>
          <table:table-cell table:formula="of:=SUM([.D18:.D21])" office:value-type="float" office:value="5" calcext:value-type="float">
            <text:p>5</text:p>
          </table:table-cell>
          <table:table-cell table:formula="of:=SUM([.E18:.E21])" office:value-type="float" office:value="14" calcext:value-type="float">
            <text:p>14</text:p>
          </table:table-cell>
          <table:table-cell table:formula="of:=SUM([.F18:.F21])" office:value-type="float" office:value="11" calcext:value-type="float">
            <text:p>11</text:p>
          </table:table-cell>
          <table:table-cell table:formula="of:=SUM([.G18:.G21])" office:value-type="float" office:value="109" calcext:value-type="float">
            <text:p>109</text:p>
          </table:table-cell>
          <table:table-cell table:formula="of:=SUM([.H18:.H21])" office:value-type="float" office:value="84" calcext:value-type="float">
            <text:p>84</text:p>
          </table:table-cell>
          <table:table-cell table:formula="of:=SUM([.I18:.I21])" office:value-type="float" office:value="44" calcext:value-type="float">
            <text:p>44</text:p>
          </table:table-cell>
          <table:table-cell table:formula="of:=SUM([.J18:.J21])" office:value-type="float" office:value="39" calcext:value-type="float">
            <text:p>39</text:p>
          </table:table-cell>
          <table:table-cell table:formula="of:=SUM([.K18:.K21])" office:value-type="float" office:value="78" calcext:value-type="float">
            <text:p>78</text:p>
          </table:table-cell>
          <table:table-cell table:formula="of:=SUM([.L18:.L21])" office:value-type="float" office:value="55" calcext:value-type="float">
            <text:p>55</text:p>
          </table:table-cell>
        </table:table-row>
        <table:table-row table:style-name="ro2">
          <table:table-cell/>
          <table:table-cell office:value-type="string" calcext:value-type="string">
            <text:p>Trichomes</text:p>
          </table:table-cell>
          <table:table-cell office:value-type="float" office:value="93" calcext:value-type="float">
            <text:p>93</text:p>
          </table:table-cell>
          <table:table-cell office:value-type="float" office:value="72" calcext:value-type="float">
            <text:p>72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/>
          <table:table-cell office:value-type="string" calcext:value-type="string">
            <text:p>Prickl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Hair bas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</table:table-row>
        <table:table-row table:style-name="ro2">
          <table:table-cell table:number-columns-repeated="2"/>
          <table:table-cell table:formula="of:=SUM([.C23:.C25])" office:value-type="float" office:value="93" calcext:value-type="float">
            <text:p>93</text:p>
          </table:table-cell>
          <table:table-cell table:formula="of:=SUM([.D23:.D25])" office:value-type="float" office:value="74" calcext:value-type="float">
            <text:p>74</text:p>
          </table:table-cell>
          <table:table-cell table:formula="of:=SUM([.E23:.E25])" office:value-type="float" office:value="59" calcext:value-type="float">
            <text:p>59</text:p>
          </table:table-cell>
          <table:table-cell table:formula="of:=SUM([.F23:.F25])" office:value-type="float" office:value="58" calcext:value-type="float">
            <text:p>58</text:p>
          </table:table-cell>
          <table:table-cell table:formula="of:=SUM([.G23:.G25])" office:value-type="float" office:value="54" calcext:value-type="float">
            <text:p>54</text:p>
          </table:table-cell>
          <table:table-cell table:formula="of:=SUM([.H23:.H25])" office:value-type="float" office:value="34" calcext:value-type="float">
            <text:p>34</text:p>
          </table:table-cell>
          <table:table-cell table:formula="of:=SUM([.I23:.I25])" office:value-type="float" office:value="53" calcext:value-type="float">
            <text:p>53</text:p>
          </table:table-cell>
          <table:table-cell table:formula="of:=SUM([.J23:.J25])" office:value-type="float" office:value="18" calcext:value-type="float">
            <text:p>18</text:p>
          </table:table-cell>
          <table:table-cell table:formula="of:=SUM([.K23:.K25])" office:value-type="float" office:value="60" calcext:value-type="float">
            <text:p>60</text:p>
          </table:table-cell>
          <table:table-cell table:formula="of:=SUM([.L23:.L25])" office:value-type="float" office:value="33" calcext:value-type="float">
            <text:p>33</text:p>
          </table:table-cell>
        </table:table-row>
        <table:table-row table:style-name="ro2">
          <table:table-cell/>
          <table:table-cell office:value-type="string" calcext:value-type="string">
            <text:p>Globular psilate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" calcext:value-type="float">
            <text:p>4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Globular echinat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Tracheids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string" calcext:value-type="string">
            <text:p>Unid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31" calcext:value-type="float">
            <text:p>31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/>
          <table:table-cell office:value-type="string" calcext:value-type="string">
            <text:p>Unid type 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nid type 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nid type 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Unid type 4</text:p>
          </table:table-cell>
          <table:table-cell table:number-columns-repeated="9"/>
          <table:table-cell office:value-type="float" office:value="1" calcext:value-type="float">
            <text:p>1</text:p>
          </table:table-cell>
        </table:table-row>
        <table:table-row table:style-name="ro2">
          <table:table-cell/>
          <table:table-cell office:value-type="string" calcext:value-type="string">
            <text:p>Unid type 5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Unid type 6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string" calcext:value-type="string">
            <text:p>Spiculae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/>
          <table:table-cell office:value-type="string" calcext:value-type="string">
            <text:p>Diatomes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string" calcext:value-type="string">
            <text:p>Silica skeletons n.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table:style-name="ce8" office:value-type="string" calcext:value-type="string">
            <text:p>Tot number of cells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table:style-name="ce8" office:value-type="string" calcext:value-type="string">
            <text:p>Bulliforms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6"/>
        </table:table-row>
        <table:table-row table:style-name="ro2">
          <table:table-cell/>
          <table:table-cell table:style-name="ce8" office:value-type="string" calcext:value-type="string">
            <text:p>El irregular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</table:table-row>
        <table:table-row table:style-name="ro2">
          <table:table-cell/>
          <table:table-cell table:style-name="ce8" office:value-type="string" calcext:value-type="string">
            <text:p>Bilobates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9" office:value-type="string" calcext:value-type="string">
            <text:p>TOT ID</text:p>
          </table:table-cell>
          <table:table-cell table:style-name="ce9" table:formula="of:=[.C4]+[.C5]+[.C6]+[.C7]+[.C9]+[.C10]+[.C11]+[.C12]+[.C13]+[.C14]+[.C15]+[.C16]+[.C18]+[.C19]+[.C20]+[.C21]+[.C23]+[.C24]+[.C25]+[.C27]+[.C28]+[.C29]+[.C43]" office:value-type="float" office:value="210" calcext:value-type="float">
            <text:p>210</text:p>
          </table:table-cell>
          <table:table-cell table:style-name="ce9" table:formula="of:=[.D4]+[.D5]+[.D6]+[.D7]+[.D9]+[.D10]+[.D11]+[.D12]+[.D13]+[.D14]+[.D15]+[.D16]+[.D18]+[.D19]+[.D20]+[.D21]+[.D23]+[.D24]+[.D25]+[.D27]+[.D28]+[.D29]+[.D43]" office:value-type="float" office:value="220" calcext:value-type="float">
            <text:p>220</text:p>
          </table:table-cell>
          <table:table-cell table:style-name="ce9" table:formula="of:=[.E4]+[.E5]+[.E6]+[.E7]+[.E9]+[.E10]+[.E11]+[.E12]+[.E13]+[.E14]+[.E15]+[.E16]+[.E18]+[.E19]+[.E20]+[.E21]+[.E23]+[.E24]+[.E25]+[.E27]+[.E28]+[.E29]+[.E43]" office:value-type="float" office:value="239" calcext:value-type="float">
            <text:p>239</text:p>
          </table:table-cell>
          <table:table-cell table:style-name="ce9" table:formula="of:=[.F4]+[.F5]+[.F6]+[.F7]+[.F9]+[.F10]+[.F11]+[.F12]+[.F13]+[.F14]+[.F15]+[.F16]+[.F18]+[.F19]+[.F20]+[.F21]+[.F23]+[.F24]+[.F25]+[.F27]+[.F28]+[.F29]+[.F43]" office:value-type="float" office:value="243" calcext:value-type="float">
            <text:p>243</text:p>
          </table:table-cell>
          <table:table-cell table:style-name="ce9" table:formula="of:=[.G4]+[.G5]+[.G6]+[.G7]+[.G9]+[.G10]+[.G11]+[.G12]+[.G13]+[.G14]+[.G15]+[.G16]+[.G18]+[.G19]+[.G20]+[.G21]+[.G23]+[.G24]+[.G25]+[.G27]+[.G28]+[.G29]+[.G43]" office:value-type="float" office:value="329" calcext:value-type="float">
            <text:p>329</text:p>
          </table:table-cell>
          <table:table-cell table:style-name="ce9" table:formula="of:=[.H4]+[.H5]+[.H6]+[.H7]+[.H9]+[.H10]+[.H11]+[.H12]+[.H13]+[.H14]+[.H15]+[.H16]+[.H18]+[.H19]+[.H20]+[.H21]+[.H23]+[.H24]+[.H25]+[.H27]+[.H28]+[.H29]+[.H43]" office:value-type="float" office:value="220" calcext:value-type="float">
            <text:p>220</text:p>
          </table:table-cell>
          <table:table-cell table:style-name="ce9" table:formula="of:=[.I4]+[.I5]+[.I6]+[.I7]+[.I9]+[.I10]+[.I11]+[.I12]+[.I13]+[.I14]+[.I15]+[.I16]+[.I18]+[.I19]+[.I20]+[.I21]+[.I23]+[.I24]+[.I25]+[.I27]+[.I28]+[.I29]+[.I43]" office:value-type="float" office:value="207" calcext:value-type="float">
            <text:p>207</text:p>
          </table:table-cell>
          <table:table-cell table:style-name="ce9" table:formula="of:=[.J4]+[.J5]+[.J6]+[.J7]+[.J9]+[.J10]+[.J11]+[.J12]+[.J13]+[.J14]+[.J15]+[.J16]+[.J18]+[.J19]+[.J20]+[.J21]+[.J23]+[.J24]+[.J25]+[.J27]+[.J28]+[.J29]+[.J43]" office:value-type="float" office:value="105" calcext:value-type="float">
            <text:p>105</text:p>
          </table:table-cell>
          <table:table-cell table:style-name="ce9" table:formula="of:=[.K4]+[.K5]+[.K6]+[.K7]+[.K9]+[.K10]+[.K11]+[.K12]+[.K13]+[.K14]+[.K15]+[.K16]+[.K18]+[.K19]+[.K20]+[.K21]+[.K23]+[.K24]+[.K25]+[.K27]+[.K28]+[.K29]+[.K43]" office:value-type="float" office:value="219" calcext:value-type="float">
            <text:p>219</text:p>
          </table:table-cell>
          <table:table-cell table:style-name="ce9" table:formula="of:=[.L4]+[.L5]+[.L6]+[.L7]+[.L9]+[.L10]+[.L11]+[.L12]+[.L13]+[.L14]+[.L15]+[.L16]+[.L18]+[.L19]+[.L20]+[.L21]+[.L23]+[.L24]+[.L25]+[.L27]+[.L28]+[.L29]+[.L43]" office:value-type="float" office:value="192" calcext:value-type="float">
            <text:p>192</text:p>
          </table:table-cell>
        </table:table-row>
        <table:table-row table:style-name="ro2">
          <table:table-cell/>
          <table:table-cell table:style-name="ce9" office:value-type="string" calcext:value-type="string">
            <text:p>TOT</text:p>
          </table:table-cell>
          <table:table-cell table:style-name="ce9" table:formula="of:=[.C48]+[.C31]+[.C32]+[.C33]+[.C34]+[.C35]+[.C36]+[.C37]" office:value-type="float" office:value="223" calcext:value-type="float">
            <text:p>223</text:p>
          </table:table-cell>
          <table:table-cell table:style-name="ce9" table:formula="of:=[.D48]+[.D31]+[.D32]+[.D33]+[.D34]+[.D35]+[.D36]+[.D37]" office:value-type="float" office:value="227" calcext:value-type="float">
            <text:p>227</text:p>
          </table:table-cell>
          <table:table-cell table:style-name="ce9" table:formula="of:=[.E48]+[.E31]+[.E32]+[.E33]+[.E34]+[.E35]+[.E36]+[.E37]" office:value-type="float" office:value="239" calcext:value-type="float">
            <text:p>239</text:p>
          </table:table-cell>
          <table:table-cell table:style-name="ce9" table:formula="of:=[.F48]+[.F31]+[.F32]+[.F33]+[.F34]+[.F35]+[.F36]+[.F37]" office:value-type="float" office:value="249" calcext:value-type="float">
            <text:p>249</text:p>
          </table:table-cell>
          <table:table-cell table:style-name="ce9" table:formula="of:=[.G48]+[.G31]+[.G32]+[.G33]+[.G34]+[.G35]+[.G36]+[.G37]" office:value-type="float" office:value="364" calcext:value-type="float">
            <text:p>364</text:p>
          </table:table-cell>
          <table:table-cell table:style-name="ce9" table:formula="of:=[.H48]+[.H31]+[.H32]+[.H33]+[.H34]+[.H35]+[.H36]+[.H37]" office:value-type="float" office:value="229" calcext:value-type="float">
            <text:p>229</text:p>
          </table:table-cell>
          <table:table-cell table:style-name="ce9" table:formula="of:=[.I48]+[.I31]+[.I32]+[.I33]+[.I34]+[.I35]+[.I36]+[.I37]" office:value-type="float" office:value="220" calcext:value-type="float">
            <text:p>220</text:p>
          </table:table-cell>
          <table:table-cell table:style-name="ce9" table:formula="of:=[.J48]+[.J31]+[.J32]+[.J33]+[.J34]+[.J35]+[.J36]+[.J37]" office:value-type="float" office:value="134" calcext:value-type="float">
            <text:p>134</text:p>
          </table:table-cell>
          <table:table-cell table:style-name="ce9" table:formula="of:=[.K48]+[.K31]+[.K32]+[.K33]+[.K34]+[.K35]+[.K36]+[.K37]" office:value-type="float" office:value="227" calcext:value-type="float">
            <text:p>227</text:p>
          </table:table-cell>
          <table:table-cell table:style-name="ce9" table:formula="of:=[.L48]+[.L31]+[.L32]+[.L33]+[.L34]+[.L35]+[.L36]+[.L37]" office:value-type="float" office:value="219" calcext:value-type="float">
            <text:p>219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table:style-name="ce10" office:value-type="string" calcext:value-type="string">
            <text:p>N. morphotypes</text:p>
          </table:table-cell>
          <table:table-cell table:style-name="ce10" table:formula="of:=COUNT([.C4:.C29];[.C32:.C37];[.C44:.C46])" office:value-type="float" office:value="15" calcext:value-type="float">
            <text:p>15</text:p>
          </table:table-cell>
          <table:table-cell table:style-name="ce10" table:formula="of:=COUNT([.D4:.D29];[.D32:.D37];[.D44:.D46])" office:value-type="float" office:value="16" calcext:value-type="float">
            <text:p>16</text:p>
          </table:table-cell>
          <table:table-cell table:style-name="ce10" table:formula="of:=COUNT([.E4:.E29];[.E32:.E37];[.E44:.E46])" office:value-type="float" office:value="14" calcext:value-type="float">
            <text:p>14</text:p>
          </table:table-cell>
          <table:table-cell table:style-name="ce10" table:formula="of:=COUNT([.F4:.F29];[.F32:.F37];[.F44:.F46])" office:value-type="float" office:value="21" calcext:value-type="float">
            <text:p>21</text:p>
          </table:table-cell>
          <table:table-cell table:style-name="ce10" table:formula="of:=COUNT([.G4:.G29];[.G32:.G37];[.G44:.G46])" office:value-type="float" office:value="21" calcext:value-type="float">
            <text:p>21</text:p>
          </table:table-cell>
          <table:table-cell table:style-name="ce10" table:formula="of:=COUNT([.H4:.H29];[.H32:.H37];[.H44:.H46])" office:value-type="float" office:value="20" calcext:value-type="float">
            <text:p>20</text:p>
          </table:table-cell>
          <table:table-cell table:style-name="ce10" table:formula="of:=COUNT([.I4:.I29];[.I32:.I37];[.I44:.I46])" office:value-type="float" office:value="14" calcext:value-type="float">
            <text:p>14</text:p>
          </table:table-cell>
          <table:table-cell table:style-name="ce10" table:formula="of:=COUNT([.J4:.J29];[.J32:.J37];[.J44:.J46])" office:value-type="float" office:value="14" calcext:value-type="float">
            <text:p>14</text:p>
          </table:table-cell>
          <table:table-cell table:style-name="ce10" table:formula="of:=COUNT([.K4:.K29];[.K32:.K37];[.K44:.K46])" office:value-type="float" office:value="14" calcext:value-type="float">
            <text:p>14</text:p>
          </table:table-cell>
          <table:table-cell table:style-name="ce10" table:formula="of:=COUNT([.L4:.L29];[.L32:.L37];[.L44:.L46])" office:value-type="float" office:value="19" calcext:value-type="float">
            <text:p>19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string" calcext:value-type="string">
            <text:p>Fields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table:number-columns-repeated="4" office:value-type="float" office:value="3788" calcext:value-type="float">
            <text:p>3788</text:p>
          </table:table-cell>
          <table:table-cell office:value-type="float" office:value="1404" calcext:value-type="float">
            <text:p>1404</text:p>
          </table:table-cell>
          <table:table-cell office:value-type="float" office:value="3788" calcext:value-type="float">
            <text:p>3788</text:p>
          </table:table-cell>
        </table:table-row>
        <table:table-row table:style-name="ro2">
          <table:table-cell table:number-columns-repeated="12"/>
        </table:table-row>
        <table:table-row table:style-name="ro2">
          <table:table-cell/>
          <table:table-cell office:value-type="string" calcext:value-type="string">
            <text:p>Concentration</text:p>
          </table:table-cell>
          <table:table-cell table:style-name="ce11" table:formula="of:=([.C49]*(3788/[.C53])*(['file:///Volumes/GoogleDrive/My%20Drive/Projects/Sudan/Analysis/phytoliths/RFA/RFA_PHY.xlsx'#$extractions.$K2]/['file:///Volumes/GoogleDrive/My%20Drive/Projects/Sudan/Analysis/phytoliths/RFA/RFA_PHY.xlsx'#$extractions.$N2])/['file:///Volumes/GoogleDrive/My%20Drive/Projects/Sudan/Analysis/phytoliths/RFA/RFA_PHY.xlsx'#$extractions.$H2])" office:value-type="float" office:value="32427.4707700401" calcext:value-type="float">
            <text:p>32427</text:p>
          </table:table-cell>
          <table:table-cell table:style-name="ce11" table:formula="of:=([.D49]*(3788/[.D53])*(['file:///Volumes/GoogleDrive/My%20Drive/Projects/Sudan/Analysis/phytoliths/RFA/RFA_PHY.xlsx'#$extractions.$K3]/['file:///Volumes/GoogleDrive/My%20Drive/Projects/Sudan/Analysis/phytoliths/RFA/RFA_PHY.xlsx'#$extractions.$N3])/['file:///Volumes/GoogleDrive/My%20Drive/Projects/Sudan/Analysis/phytoliths/RFA/RFA_PHY.xlsx'#$extractions.$H3])" office:value-type="float" office:value="79389.2118164109" calcext:value-type="float">
            <text:p>79389</text:p>
          </table:table-cell>
          <table:table-cell table:style-name="ce11" table:formula="of:=([.E49]*(3788/[.E53])*(['file:///Volumes/GoogleDrive/My%20Drive/Projects/Sudan/Analysis/phytoliths/RFA/RFA_PHY.xlsx'#$extractions.$K4]/['file:///Volumes/GoogleDrive/My%20Drive/Projects/Sudan/Analysis/phytoliths/RFA/RFA_PHY.xlsx'#$extractions.$N4])/['file:///Volumes/GoogleDrive/My%20Drive/Projects/Sudan/Analysis/phytoliths/RFA/RFA_PHY.xlsx'#$extractions.$H4])" office:value-type="float" office:value="177931.685287539" calcext:value-type="float">
            <text:p>177932</text:p>
          </table:table-cell>
          <table:table-cell table:style-name="ce11" table:formula="of:=([.F49]*(3788/[.F53])*(['file:///Volumes/GoogleDrive/My%20Drive/Projects/Sudan/Analysis/phytoliths/RFA/RFA_PHY.xlsx'#$extractions.$K5]/['file:///Volumes/GoogleDrive/My%20Drive/Projects/Sudan/Analysis/phytoliths/RFA/RFA_PHY.xlsx'#$extractions.$N5])/['file:///Volumes/GoogleDrive/My%20Drive/Projects/Sudan/Analysis/phytoliths/RFA/RFA_PHY.xlsx'#$extractions.$H5])" office:value-type="float" office:value="150906.629869661" calcext:value-type="float">
            <text:p>150907</text:p>
          </table:table-cell>
          <table:table-cell table:style-name="ce11" table:formula="of:=([.G49]*(3788/[.G53])*(['file:///Volumes/GoogleDrive/My%20Drive/Projects/Sudan/Analysis/phytoliths/RFA/RFA_PHY.xlsx'#$extractions.$K6]/['file:///Volumes/GoogleDrive/My%20Drive/Projects/Sudan/Analysis/phytoliths/RFA/RFA_PHY.xlsx'#$extractions.$N6])/['file:///Volumes/GoogleDrive/My%20Drive/Projects/Sudan/Analysis/phytoliths/RFA/RFA_PHY.xlsx'#$extractions.$H6])" office:value-type="float" office:value="592.98548034195" calcext:value-type="float">
            <text:p>593</text:p>
          </table:table-cell>
          <table:table-cell table:style-name="ce11" table:formula="of:=([.H49]*(3788/[.H53])*(['file:///Volumes/GoogleDrive/My%20Drive/Projects/Sudan/Analysis/phytoliths/RFA/RFA_PHY.xlsx'#$extractions.$K7]/['file:///Volumes/GoogleDrive/My%20Drive/Projects/Sudan/Analysis/phytoliths/RFA/RFA_PHY.xlsx'#$extractions.$N7])/['file:///Volumes/GoogleDrive/My%20Drive/Projects/Sudan/Analysis/phytoliths/RFA/RFA_PHY.xlsx'#$extractions.$H7])" office:value-type="float" office:value="459.009821607328" calcext:value-type="float">
            <text:p>459</text:p>
          </table:table-cell>
          <table:table-cell table:style-name="ce11" table:formula="of:=([.I49]*(3788/[.I53])*(['file:///Volumes/GoogleDrive/My%20Drive/Projects/Sudan/Analysis/phytoliths/RFA/RFA_PHY.xlsx'#$extractions.$K8]/['file:///Volumes/GoogleDrive/My%20Drive/Projects/Sudan/Analysis/phytoliths/RFA/RFA_PHY.xlsx'#$extractions.$N8])/['file:///Volumes/GoogleDrive/My%20Drive/Projects/Sudan/Analysis/phytoliths/RFA/RFA_PHY.xlsx'#$extractions.$H8])" office:value-type="float" office:value="507.023190382883" calcext:value-type="float">
            <text:p>507</text:p>
          </table:table-cell>
          <table:table-cell table:style-name="ce11" table:formula="of:=([.J49]*(3788/[.J53])*(['file:///Volumes/GoogleDrive/My%20Drive/Projects/Sudan/Analysis/phytoliths/RFA/RFA_PHY.xlsx'#$extractions.$K9]/['file:///Volumes/GoogleDrive/My%20Drive/Projects/Sudan/Analysis/phytoliths/RFA/RFA_PHY.xlsx'#$extractions.$N9])/['file:///Volumes/GoogleDrive/My%20Drive/Projects/Sudan/Analysis/phytoliths/RFA/RFA_PHY.xlsx'#$extractions.$H9])" office:value-type="float" office:value="1399.31392023458" calcext:value-type="float">
            <text:p>1399</text:p>
          </table:table-cell>
          <table:table-cell table:style-name="ce11" table:formula="of:=([.K49]*(3788/[.K53])*(['file:///Volumes/GoogleDrive/My%20Drive/Projects/Sudan/Analysis/phytoliths/RFA/RFA_PHY.xlsx'#$extractions.$K10]/['file:///Volumes/GoogleDrive/My%20Drive/Projects/Sudan/Analysis/phytoliths/RFA/RFA_PHY.xlsx'#$extractions.$N10])/['file:///Volumes/GoogleDrive/My%20Drive/Projects/Sudan/Analysis/phytoliths/RFA/RFA_PHY.xlsx'#$extractions.$H10])" office:value-type="float" office:value="252.623949655615" calcext:value-type="float">
            <text:p>253</text:p>
          </table:table-cell>
          <table:table-cell table:style-name="ce11" table:formula="of:=([.L49]*(3788/[.L53])*(['file:///Volumes/GoogleDrive/My%20Drive/Projects/Sudan/Analysis/phytoliths/RFA/RFA_PHY.xlsx'#$extractions.$K11]/['file:///Volumes/GoogleDrive/My%20Drive/Projects/Sudan/Analysis/phytoliths/RFA/RFA_PHY.xlsx'#$extractions.$N11])/['file:///Volumes/GoogleDrive/My%20Drive/Projects/Sudan/Analysis/phytoliths/RFA/RFA_PHY.xlsx'#$extractions.$H11])" office:value-type="float" office:value="1576.18690052795" calcext:value-type="float">
            <text:p>1576</text:p>
          </table:table-cell>
        </table:table-row>
      </table:table>
      <table:table table:name="'file:///Volumes/GoogleDrive/My%20Drive/Projects/Sudan/Analysis/phytoliths/RFA/RFA_PHY.xlsx'#extractions" table:print="false" table:style-name="ta_extref">
        <table:table-source xlink:type="simple" xlink:href="/Volumes/GoogleDrive/My%20Drive/Projects/Sudan/Analysis/phytoliths/RFA/RFA_PHY.xlsx" table:table-name="extractions" table:mode="copy-results-only"/>
        <table:table-column table:number-columns-repeated="14"/>
        <table:table-row>
          <table:table-cell table:number-columns-repeated="14"/>
        </table:table-row>
        <table:table-row>
          <table:table-cell table:number-columns-repeated="7"/>
          <table:table-cell table:style-name="ce1" office:value-type="float" office:value="4.7869">
            <text:p>4.7869</text:p>
          </table:table-cell>
          <table:table-cell table:number-columns-repeated="2"/>
          <table:table-cell table:style-name="ce1" office:value-type="float" office:value="0.0129000000000001">
            <text:p>0.0129000000000001</text:p>
          </table:table-cell>
          <table:table-cell table:number-columns-repeated="2"/>
          <table:table-cell table:style-name="ce1" office:value-type="float" office:value="0.00129999999999963">
            <text:p>0.00129999999999963</text:p>
          </table:table-cell>
        </table:table-row>
        <table:table-row>
          <table:table-cell table:number-columns-repeated="7"/>
          <table:table-cell table:style-name="ce1" office:value-type="float" office:value="4.3124">
            <text:p>4.3124</text:p>
          </table:table-cell>
          <table:table-cell table:number-columns-repeated="2"/>
          <table:table-cell table:style-name="ce1" office:value-type="float" office:value="0.0172000000000008">
            <text:p>0.0172000000000008</text:p>
          </table:table-cell>
          <table:table-cell table:number-columns-repeated="2"/>
          <table:table-cell table:style-name="ce1" office:value-type="float" office:value="0.000799999999999912">
            <text:p>0.000799999999999912</text:p>
          </table:table-cell>
        </table:table-row>
        <table:table-row>
          <table:table-cell table:number-columns-repeated="7"/>
          <table:table-cell table:style-name="ce1" office:value-type="float" office:value="5.8089">
            <text:p>5.8089</text:p>
          </table:table-cell>
          <table:table-cell table:number-columns-repeated="2"/>
          <table:table-cell table:style-name="ce1" office:value-type="float" office:value="0.0274000000000001">
            <text:p>0.0274000000000001</text:p>
          </table:table-cell>
          <table:table-cell table:number-columns-repeated="2"/>
          <table:table-cell table:style-name="ce1" office:value-type="float" office:value="0.00119999999999987">
            <text:p>0.00119999999999987</text:p>
          </table:table-cell>
        </table:table-row>
        <table:table-row>
          <table:table-cell table:number-columns-repeated="7"/>
          <table:table-cell table:style-name="ce1" office:value-type="float" office:value="5.4506">
            <text:p>5.4506</text:p>
          </table:table-cell>
          <table:table-cell table:number-columns-repeated="2"/>
          <table:table-cell table:style-name="ce1" office:value-type="float" office:value="0.0517999999999983">
            <text:p>0.0517999999999983</text:p>
          </table:table-cell>
          <table:table-cell table:number-columns-repeated="2"/>
          <table:table-cell table:style-name="ce1" office:value-type="float" office:value="0.0011000000000001">
            <text:p>0.0011000000000001</text:p>
          </table:table-cell>
        </table:table-row>
        <table:table-row>
          <table:table-cell table:number-columns-repeated="7"/>
          <table:table-cell table:style-name="ce1" office:value-type="float" office:value="7.5415">
            <text:p>7.5415</text:p>
          </table:table-cell>
          <table:table-cell table:number-columns-repeated="2"/>
          <table:table-cell table:style-name="ce1" office:value-type="float" office:value="0.017199999999999">
            <text:p>0.017199999999999</text:p>
          </table:table-cell>
          <table:table-cell table:number-columns-repeated="2"/>
          <table:table-cell table:style-name="ce1" office:value-type="float" office:value="0.00140000000000029">
            <text:p>0.00140000000000029</text:p>
          </table:table-cell>
        </table:table-row>
        <table:table-row>
          <table:table-cell table:number-columns-repeated="7"/>
          <table:table-cell table:style-name="ce1" office:value-type="float" office:value="7.4835">
            <text:p>7.4835</text:p>
          </table:table-cell>
          <table:table-cell table:number-columns-repeated="2"/>
          <table:table-cell table:style-name="ce1" office:value-type="float" office:value="0.019499999999999">
            <text:p>0.019499999999999</text:p>
          </table:table-cell>
          <table:table-cell table:number-columns-repeated="2"/>
          <table:table-cell table:style-name="ce1" office:value-type="float" office:value="0.00130000000000052">
            <text:p>0.00130000000000052</text:p>
          </table:table-cell>
        </table:table-row>
        <table:table-row>
          <table:table-cell table:number-columns-repeated="7"/>
          <table:table-cell table:style-name="ce1" office:value-type="float" office:value="9.3832">
            <text:p>9.3832</text:p>
          </table:table-cell>
          <table:table-cell table:number-columns-repeated="2"/>
          <table:table-cell table:style-name="ce1" office:value-type="float" office:value="0.0173000000000005">
            <text:p>0.0173000000000005</text:p>
          </table:table-cell>
          <table:table-cell table:number-columns-repeated="2"/>
          <table:table-cell table:style-name="ce1" office:value-type="float" office:value="0.000799999999999912">
            <text:p>0.000799999999999912</text:p>
          </table:table-cell>
        </table:table-row>
        <table:table-row>
          <table:table-cell table:number-columns-repeated="7"/>
          <table:table-cell table:style-name="ce1" office:value-type="float" office:value="7.0983">
            <text:p>7.0983</text:p>
          </table:table-cell>
          <table:table-cell table:number-columns-repeated="2"/>
          <table:table-cell table:style-name="ce1" office:value-type="float" office:value="0.0593000000000004">
            <text:p>0.0593000000000004</text:p>
          </table:table-cell>
          <table:table-cell table:number-columns-repeated="2"/>
          <table:table-cell table:style-name="ce1" office:value-type="float" office:value="0.000799999999999912">
            <text:p>0.000799999999999912</text:p>
          </table:table-cell>
        </table:table-row>
        <table:table-row>
          <table:table-cell table:number-columns-repeated="7"/>
          <table:table-cell table:style-name="ce1" office:value-type="float" office:value="7.7579">
            <text:p>7.7579</text:p>
          </table:table-cell>
          <table:table-cell table:number-columns-repeated="2"/>
          <table:table-cell table:style-name="ce1" office:value-type="float" office:value="0.00320000000000142">
            <text:p>0.00320000000000142</text:p>
          </table:table-cell>
          <table:table-cell table:number-columns-repeated="2"/>
          <table:table-cell table:style-name="ce1" office:value-type="float" office:value="0.000999999999999446">
            <text:p>0.000999999999999446</text:p>
          </table:table-cell>
        </table:table-row>
        <table:table-row>
          <table:table-cell table:number-columns-repeated="7"/>
          <table:table-cell table:style-name="ce1" office:value-type="float" office:value="7.0583">
            <text:p>7.0583</text:p>
          </table:table-cell>
          <table:table-cell table:number-columns-repeated="2"/>
          <table:table-cell table:style-name="ce1" office:value-type="float" office:value="0.0508000000000006">
            <text:p>0.0508000000000006</text:p>
          </table:table-cell>
          <table:table-cell table:number-columns-repeated="2"/>
          <table:table-cell table:style-name="ce1" office:value-type="float" office:value="0.00100000000000033">
            <text:p>0.001000000000000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Times New Roman" svg:font-family="'Times New Roman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16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6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5P2" style:volatile="true">
      <loext:text> </loext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">
      <number:number number:decimal-places="4" loext:min-decimal-places="4" number:min-integer-digits="1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Comma" style:display-name="Excel Built-in Comma" style:family="table-cell" style:parent-style-name="Default" style:data-style-name="N11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4-24T11:28:44.725345360</meta:creation-date>
    <dc:date>2020-04-24T11:31:14.304794630</dc:date>
    <meta:editing-duration>PT2M30S</meta:editing-duration>
    <meta:editing-cycles>1</meta:editing-cycles>
    <meta:document-statistic meta:table-count="2" meta:cell-count="477" meta:object-count="0"/>
    <meta:generator>LibreOffice/6.4.2.2$MacOSX_X86_64 LibreOffice_project/4e471d8c02c9c90f512f7f9ead8875b57fcb1ec3</meta:generator>
  </office:meta>
</office:document-meta>
</file>